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10000023D77D72932B834D33C.tif" manifest:media-type="image/tiff"/>
  <manifest:file-entry manifest:full-path="Pictures/10000001000002460000021CD486F7AE733274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utura Bk BT" svg:font-family="'Futura Bk BT'" style:font-family-generic="swiss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fficinaSansITC Book" svg:font-family="'OfficinaSansITC Book'" style:font-family-generic="swiss" style:font-pitch="variable"/>
    <style:font-face style:name="Roboto" svg:font-family="Roboto" style:font-pitch="variable"/>
    <style:font-face style:name="Roboto Black" svg:font-family="'Roboto Black'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384cm" fo:min-width="11.97cm"/>
      <style:paragraph-properties style:writing-mode="lr-tb"/>
    </style:style>
    <style:style style:name="gr2" style:family="graphic" style:parent-style-name="standard">
      <style:graphic-properties svg:stroke-width="0.05cm" svg:stroke-color="#c0c0c0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6cm" fo:min-width="12.4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9cm" fo:min-width="8.077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Roboto Black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280099" loext:opacity="100%" style:font-name="Roboto Black" fo:font-size="80pt" style:font-size-asian="80pt" style:font-size-complex="8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style:font-name="Roboto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280099" loext:opacity="100%" style:font-name="Roboto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margin-left="0cm" fo:margin-right="0cm" fo:text-indent="0cm"/>
      <style:text-properties style:font-name="Roboto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Roboto" fo:font-size="22pt" style:font-size-asian="22pt" style:font-size-complex="22pt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T1" style:family="text">
      <style:text-properties fo:color="#280099" loext:opacity="100%" style:font-name="Roboto Black" fo:font-size="80pt" style:font-size-asian="80pt" style:font-size-complex="80pt"/>
    </style:style>
    <style:style style:name="T2" style:family="text">
      <style:text-properties fo:color="#280099" loext:opacity="100%" style:font-name="Roboto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font-name="Roboto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3.634cm" svg:x="0.999cm" svg:y="1.712cm">
          <draw:text-box>
            <text:p text:style-name="P1"><text:span text:style-name="T1">OSCAR</text:span></text:p>
          </draw:text-box>
        </draw:frame>
        <draw:rect draw:style-name="gr2" draw:text-style-name="P3" draw:layer="layout" svg:width="19cm" svg:height="27.7cm" svg:x="0.999cm" svg:y="0.999cm">
          <text:p/>
        </draw:rect>
        <draw:frame draw:style-name="gr3" draw:text-style-name="P5" draw:layer="layout" svg:width="19cm" svg:height="1.606cm" svg:x="0.999cm" svg:y="5.244cm">
          <draw:text-box>
            <text:p text:style-name="P4"><text:span text:style-name="T2">A Matlab-based optical FFT code</text:span></text:p>
          </draw:text-box>
        </draw:frame>
        <draw:frame draw:style-name="gr4" draw:text-style-name="P7" draw:layer="layout" svg:width="19cm" svg:height="1.162cm" svg:x="1cm" svg:y="26.687cm">
          <draw:text-box>
            <text:p text:style-name="P6"><text:span text:style-name="T3">Jerome Degallaix</text:span></text:p>
          </draw:text-box>
        </draw:frame>
        <draw:frame draw:style-name="gr5" draw:text-style-name="P3" draw:layer="layout" svg:width="14cm" svg:height="10.77cm" svg:x="1.324cm" svg:y="7.793cm">
          <draw:image xlink:href="Pictures/10000000000003010000023D77D72932B834D33C.tif" xlink:type="simple" xlink:show="embed" xlink:actuate="onLoad" draw:mime-type="image/tiff">
            <text:p/>
          </draw:image>
        </draw:frame>
        <draw:frame draw:style-name="gr5" draw:text-style-name="P3" draw:layer="layout" svg:width="15.399cm" svg:height="14.288cm" svg:x="4.47cm" svg:y="10.883cm">
          <draw:image xlink:href="Pictures/10000001000002460000021CD486F7AE733274E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utura Bk BT" svg:font-family="'Futura Bk BT'" style:font-family-generic="swiss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fficinaSansITC Book" svg:font-family="'OfficinaSansITC Book'" style:font-family-generic="swiss" style:font-pitch="variable"/>
    <style:font-face style:name="Roboto" svg:font-family="Roboto" style:font-pitch="variable"/>
    <style:font-face style:name="Roboto Black" svg:font-family="'Roboto Black'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AU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76cm" svg:height="6.614cm" svg:x="3.601cm" svg:y="2.94cm" draw:page-number="1"/>
      <draw:page-thumbnail draw:layer="backgroundobjects" svg:width="4.676cm" svg:height="6.614cm" svg:x="12.511cm" svg:y="2.94cm"/>
      <draw:page-thumbnail draw:layer="backgroundobjects" svg:width="4.676cm" svg:height="6.614cm" svg:x="21.421cm" svg:y="2.94cm"/>
      <draw:page-thumbnail draw:layer="backgroundobjects" svg:width="4.676cm" svg:height="6.614cm" svg:x="3.601cm" svg:y="11.445cm"/>
      <draw:page-thumbnail draw:layer="backgroundobjects" svg:width="4.676cm" svg:height="6.614cm" svg:x="12.511cm" svg:y="11.445cm"/>
      <draw:page-thumbnail draw:layer="backgroundobjects" svg:width="4.676cm" svg:height="6.614cm" svg:x="21.421cm" svg:y="11.445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6.2$Windows_X86_64 LibreOffice_project/b0ec3a565991f7569a5a7f5d24fed7f52653d754</meta:generator>
    <meta:initial-creator>XM</meta:initial-creator>
    <meta:creation-date>2008-02-02T13:43:15</meta:creation-date>
    <dc:date>2022-06-23T12:18:04.979000000</dc:date>
    <meta:editing-cycles>10</meta:editing-cycles>
    <meta:editing-duration>PT3H19M48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